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b53" officeooo:paragraph-rsid="0013ab53"/>
    </style:style>
    <style:style style:name="P2" style:family="paragraph" style:parent-style-name="Standard">
      <style:text-properties officeooo:rsid="0013ab53" officeooo:paragraph-rsid="001491a5"/>
    </style:style>
    <style:style style:name="P3" style:family="paragraph" style:parent-style-name="Standard">
      <style:text-properties officeooo:rsid="0013ab53" officeooo:paragraph-rsid="001a5bd6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3ab53" officeooo:paragraph-rsid="0013ab5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officeooo:rsid="0013ab53" officeooo:paragraph-rsid="0013ab53" style:font-size-asian="16pt" style:font-size-complex="16pt"/>
    </style:style>
    <style:style style:name="P6" style:family="paragraph" style:parent-style-name="Standard">
      <style:text-properties style:text-underline-style="none" officeooo:rsid="00301125" officeooo:paragraph-rsid="0013ab53"/>
    </style:style>
    <style:style style:name="P7" style:family="paragraph" style:parent-style-name="Standard">
      <style:text-properties style:text-underline-style="none" officeooo:rsid="003360d1" officeooo:paragraph-rsid="001491a5"/>
    </style:style>
    <style:style style:name="P8" style:family="paragraph" style:parent-style-name="Standard">
      <style:text-properties style:text-underline-style="none" officeooo:rsid="001451f7" officeooo:paragraph-rsid="001a5bd6"/>
    </style:style>
    <style:style style:name="P9" style:family="paragraph" style:parent-style-name="Standard">
      <style:text-properties officeooo:rsid="001451f7" officeooo:paragraph-rsid="0013f4a4"/>
    </style:style>
    <style:style style:name="P10" style:family="paragraph" style:parent-style-name="Standard">
      <style:text-properties officeooo:rsid="001451f7" officeooo:paragraph-rsid="00167f7f"/>
    </style:style>
    <style:style style:name="P11" style:family="paragraph" style:parent-style-name="Standard">
      <style:text-properties style:text-underline-style="solid" style:text-underline-width="auto" style:text-underline-color="font-color" officeooo:rsid="001451f7" officeooo:paragraph-rsid="0013f4a4"/>
    </style:style>
    <style:style style:name="P12" style:family="paragraph" style:parent-style-name="Standard">
      <style:text-properties style:text-underline-style="solid" style:text-underline-width="auto" style:text-underline-color="font-color" officeooo:rsid="001451f7" officeooo:paragraph-rsid="0019f994"/>
    </style:style>
    <style:style style:name="P13" style:family="paragraph" style:parent-style-name="Standard">
      <style:text-properties style:text-underline-style="solid" style:text-underline-width="auto" style:text-underline-color="font-color" officeooo:rsid="001451f7" officeooo:paragraph-rsid="001a5bd6"/>
    </style:style>
    <style:style style:name="P14" style:family="paragraph" style:parent-style-name="Standard">
      <style:text-properties officeooo:paragraph-rsid="0013f4a4"/>
    </style:style>
    <style:style style:name="P15" style:family="paragraph" style:parent-style-name="Standard">
      <style:text-properties officeooo:paragraph-rsid="00167f7f"/>
    </style:style>
    <style:style style:name="P16" style:family="paragraph" style:parent-style-name="Standard">
      <style:text-properties officeooo:rsid="0017f215" officeooo:paragraph-rsid="0017f215"/>
    </style:style>
    <style:style style:name="P17" style:family="paragraph" style:parent-style-name="Standard">
      <style:text-properties officeooo:rsid="0019b729" officeooo:paragraph-rsid="0019b72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360d1"/>
    </style:style>
    <style:style style:name="T3" style:family="text">
      <style:text-properties style:text-underline-style="none" officeooo:rsid="001f2f5f"/>
    </style:style>
    <style:style style:name="T4" style:family="text">
      <style:text-properties style:text-underline-style="none" officeooo:rsid="0013f4a4"/>
    </style:style>
    <style:style style:name="T5" style:family="text">
      <style:text-properties style:text-underline-style="none" officeooo:rsid="001491a5"/>
    </style:style>
    <style:style style:name="T6" style:family="text">
      <style:text-properties style:text-underline-style="none" officeooo:rsid="0019f994"/>
    </style:style>
    <style:style style:name="T7" style:family="text">
      <style:text-properties style:text-underline-style="none" officeooo:rsid="00220a44"/>
    </style:style>
    <style:style style:name="T8" style:family="text">
      <style:text-properties style:text-underline-style="none" officeooo:rsid="0028763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3f4a4"/>
    </style:style>
    <style:style style:name="T11" style:family="text">
      <style:text-properties officeooo:rsid="0016855f"/>
    </style:style>
    <style:style style:name="T12" style:family="text">
      <style:text-properties officeooo:rsid="001f7fb1"/>
    </style:style>
    <style:style style:name="T13" style:family="text">
      <style:text-properties officeooo:rsid="001f2f5f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f2f5f"/>
    </style:style>
    <style:style style:name="T16" style:family="text">
      <style:text-properties fo:language="en" fo:country="US" officeooo:rsid="0013f4a4"/>
    </style:style>
    <style:style style:name="T17" style:family="text">
      <style:text-properties fo:language="en" fo:country="US" officeooo:rsid="0021185c"/>
    </style:style>
    <style:style style:name="T18" style:family="text">
      <style:text-properties fo:language="en" fo:country="US" officeooo:rsid="001f7fb1"/>
    </style:style>
    <style:style style:name="T19" style:family="text">
      <style:text-properties officeooo:rsid="0013f4a4"/>
    </style:style>
    <style:style style:name="T20" style:family="text">
      <style:text-properties officeooo:rsid="001451f7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a5bd6" style:font-size-asian="14pt" style:font-weight-asian="bold" style:font-size-complex="1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20a44"/>
    </style:style>
    <style:style style:name="T25" style:family="text">
      <style:text-properties officeooo:rsid="00167f7f"/>
    </style:style>
    <style:style style:name="T26" style:family="text">
      <style:text-properties officeooo:rsid="00168210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168210" style:font-size-asian="12pt" style:font-size-complex="12pt"/>
    </style:style>
    <style:style style:name="T29" style:family="text">
      <style:text-properties fo:font-size="12pt" officeooo:rsid="001491a5" style:font-size-asian="12pt" style:font-size-complex="12pt"/>
    </style:style>
    <style:style style:name="T30" style:family="text">
      <style:text-properties fo:font-size="12pt" officeooo:rsid="0017f215" style:font-size-asian="12pt" style:font-size-complex="12pt"/>
    </style:style>
    <style:style style:name="T31" style:family="text">
      <style:text-properties officeooo:rsid="0017f215"/>
    </style:style>
    <style:style style:name="T32" style:family="text">
      <style:text-properties officeooo:rsid="0019b729"/>
    </style:style>
    <style:style style:name="T33" style:family="text">
      <style:text-properties officeooo:rsid="001a5b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essage Queues – Spécification</text:p>
      <text:p text:style-name="P1"/>
      <text:p text:style-name="P6">Les méthodes sont abstract. Pour utiliser les méthodes des classes abstraites, utiliser une sous classe concrète de celles ci.</text:p>
      <text:p text:style-name="P6"/>
      <text:p text:style-name="P5"><text:span text:style-name="T23">Class</text:span> <text:span text:style-name="T23">QueueBroker </text:span>: <text:span text:style-name="T27">Permet de créer des MessageQueue </text:span><text:span text:style-name="T28">utilisable</text:span><text:span text:style-name="T27">. </text:span><text:span text:style-name="T28">connect et accept peuvent s’effectuer indépendamment de l’ordre dans lequel ils sont appelés.</text:span></text:p>
      <text:p text:style-name="P5"/>
      <text:p text:style-name="P1"><text:span text:style-name="T21">QueueBroker </text:span>: <text:s/>Constructeur de la classe, permet de créer une instance de QueueBroker.</text:p>
      <text:p text:style-name="P1"><text:span text:style-name="T9">Paramètres </text:span>:</text:p>
      <text:p text:style-name="P1"><text:tab/>- name (String) : le nom du QueueBroker</text:p>
      <text:p text:style-name="P1"><text:span text:style-name="T9">Return </text:span>: QueueBroker</text:p>
      <text:p text:style-name="P1"/>
      <text:p text:style-name="P1"><text:span text:style-name="T21">accept </text:span>: <text:span text:style-name="T2">Le </text:span><text:span text:style-name="T1">QueueBroker</text:span><text:span text:style-name="T2"> se met en attente d’une connexion sur le port précisé. </text:span><text:span text:style-name="T5">Méthode bloquante tant que le rendez-vous n’est pas accepté. Le messageQueue est alors crée.</text:span></text:p>
      <text:p text:style-name="P9"><text:span text:style-name="T9">Parameters</text:span>:</text:p>
      <text:p text:style-name="P14"><text:span text:style-name="T11"><text:tab/></text:span>port <text:span text:style-name="T12">(int) </text:span>– <text:span text:style-name="T19">le</text:span><text:span text:style-name="T13"> port </text:span><text:span text:style-name="T16">sur lequel le QueueBroker se met en attente de connexion</text:span></text:p>
      <text:p text:style-name="P11">Returns :</text:p>
      <text:p text:style-name="P9"><text:span text:style-name="T2"><text:tab/></text:span><text:span text:style-name="T4">le</text:span><text:span text:style-name="T3"> </text:span><text:span text:style-name="T4">MessageQueue</text:span><text:span text:style-name="T3"> </text:span></text:p>
      <text:p text:style-name="P9"><text:span text:style-name="T3"/></text:p>
      <text:p text:style-name="P2"><text:span text:style-name="T21">connect </text:span>: <text:span text:style-name="T2">Connexion à un autre </text:span><text:span text:style-name="T1">MessageQueue</text:span><text:span text:style-name="T2"> dont le nom est donné sur le même port précisé. </text:span><text:span text:style-name="T5">Méthode bloquante tant que le rendez-vous n’est pas accepté. Le messageQueue est alors crée.</text:span></text:p>
      <text:p text:style-name="P9"><text:span text:style-name="T10">P</text:span><text:span text:style-name="T9">arameters</text:span>:</text:p>
      <text:p text:style-name="P9"><text:tab/>port <text:span text:style-name="T12">(int) </text:span>– <text:span text:style-name="T19">l</text:span><text:span text:style-name="T16">e</text:span><text:span text:style-name="T15"> port </text:span><text:span text:style-name="T16">sur lequel le QueueBroker veut se connecter</text:span></text:p>
      <text:p text:style-name="P9"><text:span text:style-name="T14"><text:tab/></text:span><text:span text:style-name="T17">n</text:span><text:span text:style-name="T18">ame (string) – </text:span><text:span text:style-name="T16">le nom du QueueBroker auquel se connecter</text:span><text:span text:style-name="T11"> </text:span></text:p>
      <text:p text:style-name="P11">Returns :</text:p>
      <text:p text:style-name="P9"><text:span text:style-name="T1"><text:tab/></text:span><text:span text:style-name="T4">le MessageQueue</text:span></text:p>
      <text:p text:style-name="P7"><text:span text:style-name="T4"/></text:p>
      <text:p text:style-name="P5"><text:span text:style-name="T23">Class</text:span> <text:span text:style-name="T23">MessageQueue </text:span>: <text:span text:style-name="T29">Permet d’échanger des messages donc </text:span><text:span text:style-name="T30">échange de </text:span><text:span text:style-name="T29">flux de paquets.</text:span></text:p>
      <text:p text:style-name="P5"/>
      <text:p text:style-name="P1"><text:span text:style-name="T21">send </text:span>: <text:span text:style-name="T26">Envoie l</text:span><text:span text:style-name="T31">a partie de bytes entre offset et offset+length</text:span><text:span text:style-name="T26">. </text:span><text:span text:style-name="T32">B</text:span><text:span text:style-name="T31">loquant en attendant que tous les bytes soient envoyés.</text:span></text:p>
      <text:p text:style-name="P10"><text:span text:style-name="T9">Parameters</text:span>:</text:p>
      <text:p text:style-name="P15"><text:span text:style-name="T20"><text:s text:c="4"/></text:span>bytes <text:span text:style-name="T24">(b</text:span>yte[]<text:span text:style-name="T24">)</text:span> <text:span text:style-name="T20">- </text:span><text:span text:style-name="T25">buffer contenant l</text:span><text:span text:style-name="T26">es octets</text:span><text:span text:style-name="T25"> à écrire</text:span></text:p>
      <text:p text:style-name="P10"><text:s text:c="4"/>off<text:span text:style-name="T13">set</text:span> <text:span text:style-name="T24">(int) –</text:span> <text:span text:style-name="T26">l’offset de debut</text:span></text:p>
      <text:p text:style-name="P10"><text:s text:c="4"/>len<text:span text:style-name="T13">gth</text:span> <text:span text:style-name="T24">(int) -</text:span> <text:span text:style-name="T25">le nombre d’octets à écrire</text:span></text:p>
      <text:p text:style-name="P10"/>
      <text:p text:style-name="P1"><text:span text:style-name="T21">receive </text:span>: <text:span text:style-name="T32">Renvoie le tableau d’octets correspondant au message</text:span><text:span text:style-name="T31"> que l’autre à envoyé. Bloquant tant que tout n’est pas lu.</text:span></text:p>
      <text:p text:style-name="P12">Returns :<text:span text:style-name="T1"> </text:span><text:span text:style-name="T6">Le tableau d’octets contenant le message.</text:span></text:p>
      <text:p text:style-name="P12"><text:span text:style-name="T6"/></text:p>
      <text:p text:style-name="P1"><text:span text:style-name="T22">c</text:span><text:span text:style-name="T21">lose </text:span>: <text:span text:style-name="T33">Ferme la connexion entre deux MessageQueue donc déconnecte les deux MessageQueue impliqué dans la connexion.</text:span></text:p>
      <text:p text:style-name="P1"/>
      <text:p text:style-name="P3"><text:span text:style-name="T21">closed </text:span>: <text:span text:style-name="T33">Permet de savoir si le MessageQueue est déconnecté. Si c’est le cas return true.</text:span></text:p>
      <text:p text:style-name="P13">Returns :</text:p>
      <text:p text:style-name="P8"><text:tab/><text:span text:style-name="T33">Un</text:span><text:span text:style-name="T24"> boolean </text:span><text:span text:style-name="T33">indiquant si le MessageQueue est déconnecté.</text:span></text:p>
      <text:p text:style-name="P1"/>
      <text:p text:style-name="P16"><text:soft-page-break/>Thread synchro : messageQueue partagé entre plsr thread ? Oui, ici chaque paquet a un sens donc pas besoin de savoir d’où ils viennent (suite de msg cohérent)→ synchronisation</text:p>
      <text:p text:style-name="P17">Synchronisation de send et recei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0:35:48.401430553</meta:creation-date>
    <dc:date>2022-09-28T12:01:04.295755272</dc:date>
    <meta:editing-duration>PT15M1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2" meta:paragraph-count="32" meta:word-count="334" meta:character-count="2107" meta:non-whitespace-character-count="1778"/>
  </office:meta>
</office:document-meta>
</file>